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10-27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10-09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8-0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4-16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1-30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0-1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8-14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7-12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4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1-22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0-24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9-14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8-03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7-20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5-15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5-09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2-28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2-05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0-18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9-29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8-03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7-1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6-0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5-31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2-28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1-27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1-09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8-17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8-03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7-15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5-21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2-0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1-05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0-26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8-11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7-22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5-15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3-23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0-28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9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7-08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6-12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6-06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5-13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9-04-13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8-11-06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8-10-05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8-09-05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8-08-03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8-07-12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8-06-08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8-05-11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8-04-05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8-03-06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7-11-07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7-10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7-09-05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7-08-03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7-07-05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7-06-06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7-05-01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7-04-04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7-03-16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6-11-07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6-10-06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6-09-06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6-08-05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6-07-06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6-06-13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6-05-06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6-04-06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6-03-11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5-12-10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5-11-10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5-10-13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5-09-10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5-08-10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5-07-10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5-06-12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5-05-12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5-04-08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5-03-0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4-12-10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4-11-12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4-10-15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4-09-11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4-08-13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4-07-15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4-06-1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4-05-27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4-04-09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4-03-20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3-12-1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3-11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3-10-1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3-09-1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3-08-1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3-07-1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3-06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3-05-2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3-04-1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3-03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2-12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2-11-1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2-10-0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2-09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2-08-0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2-07-0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2-06-1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2-05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2-04-1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2-03-1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1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1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0-09-29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10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7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7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7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6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6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6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6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6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6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6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6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6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5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5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3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1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200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9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8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7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7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7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7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7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7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6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6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6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6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6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6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6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6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5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3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2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90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8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8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8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8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8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8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8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8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8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89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88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88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8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8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8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8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8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8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8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88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87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87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8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87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87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8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8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8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8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87-03-06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87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86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86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86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8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86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86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86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8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86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86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85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8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8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8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8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8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8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501</text:p>
          </table:table-cell>
          <table:table-cell office:value-type="string" calcext:value-type="string">
            <text:p>QBAA nr Gary, DNR NORMAN #1</text:p>
          </table:table-cell>
          <table:table-cell office:value-type="string" calcext:value-type="string">
            <text:p>198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1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322" meta:object-count="0"/>
    <meta:user-defined meta:name="AppVersion">3.0</meta:user-defined>
  </office:meta>
</office:document-meta>
</file>